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" svg:font-family="Inter"/>
    <style:font-face style:name="Lohit Devanagari1" svg:font-family="'Lohit Devanagari'"/>
    <style:font-face style:name="courier new" svg:font-family="'courier new', 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f9d05" officeooo:paragraph-rsid="001f9d05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  <style:text-properties fo:font-variant="normal" fo:text-transform="none" fo:color="#656565" style:font-name="Inter" fo:font-size="12pt" fo:letter-spacing="normal" fo:font-style="normal" fo:font-weight="normal"/>
    </style:style>
    <style:style style:name="P4" style:family="paragraph" style:parent-style-name="Heading_20_1">
      <style:text-properties fo:font-variant="normal" fo:text-transform="none" fo:color="#009ade" style:font-name="Inter" fo:letter-spacing="normal" fo:font-style="normal" fo:font-weight="bold"/>
    </style:style>
    <style:style style:name="P5" style:family="paragraph" style:parent-style-name="Text_20_body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  <style:text-properties fo:font-variant="normal" fo:text-transform="none" fo:color="#656565" style:font-name="Inter" fo:font-size="12pt" fo:letter-spacing="normal" fo:font-style="normal" fo:font-weight="normal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rsid="001f9d05"/>
    </style:style>
    <style:style style:name="T1" style:family="text">
      <style:text-properties officeooo:rsid="001dd46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656565" style:font-name="Inter" fo:font-size="12pt" fo:letter-spacing="normal" fo:font-style="normal" fo:font-weight="normal"/>
    </style:style>
    <style:style style:name="T4" style:family="text">
      <style:text-properties fo:font-variant="normal" fo:text-transform="none" fo:color="#656565" style:font-name="Inter" fo:font-size="12pt" fo:letter-spacing="normal" fo:font-style="normal" fo:font-weight="normal" officeooo:rsid="001f9d05"/>
    </style:style>
    <style:style style:name="T5" style:family="text">
      <style:text-properties fo:font-variant="normal" fo:text-transform="none" fo:color="#656565" style:font-name="courier new" fo:font-size="12pt" fo:letter-spacing="normal" fo:font-style="normal" fo:font-weight="bold"/>
    </style:style>
    <style:style style:name="T6" style:family="text">
      <style:text-properties fo:font-variant="normal" fo:text-transform="none" fo:color="#b5651d" style:font-name="courier new" fo:font-size="12pt" fo:letter-spacing="normal" fo:font-style="normal" fo:font-weight="bold"/>
    </style:style>
    <style:style style:name="T7" style:family="text">
      <style:text-properties fo:font-variant="normal" fo:text-transform="none" fo:color="#3200ff" style:font-name="courier new" fo:font-size="12pt" fo:letter-spacing="normal" fo:font-style="normal" fo:font-weight="bold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20030d" style:font-style-asian="normal" style:font-weight-asian="normal" style:font-style-complex="normal" style:font-weight-complex="normal"/>
    </style:style>
    <style:style style:name="T10" style:family="text">
      <style:text-properties officeooo:rsid="001f9d05"/>
    </style:style>
    <style:style style:name="T11" style:family="text">
      <style:text-properties fo:color="#000000" style:font-name="Liberation Serif" officeooo:rsid="001f9d05"/>
    </style:style>
    <style:style style:name="T12" style:family="text">
      <style:text-properties fo:color="#000000" style:font-name="Liberation Serif" fo:font-weight="bold" officeooo:rsid="001f9d05" style:font-weight-asian="bold" style:font-weight-complex="bold"/>
    </style:style>
    <style:style style:name="T13" style:family="text">
      <style:text-properties officeooo:rsid="0020030d"/>
    </style:style>
    <style:style style:name="T14" style:family="text">
      <style:text-properties officeooo:rsid="002356ea"/>
    </style:style>
    <style:style style:name="T15" style:family="text">
      <style:text-properties officeooo:rsid="002463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text:span text:style-name="T1">Node Module’s Systhem</text:span></text:p>
      <text:p text:style-name="Standard"/>
      <text:p text:style-name="Standard"/>
      <text:p text:style-name="Standard"/>
      <text:p text:style-name="P2"><text:span text:style-name="T3">The </text:span><text:span text:style-name="Strong_20_Emphasis"><text:span text:style-name="T5">"start"</text:span></text:span><text:span text:style-name="T3"> script in the </text:span><text:span text:style-name="Strong_20_Emphasis"><text:span text:style-name="T6">package.json</text:span></text:span><text:span text:style-name="T3"> file executes </text:span><text:span text:style-name="Strong_20_Emphasis"><text:span text:style-name="T5">node index.js</text:span></text:span><text:span text:style-name="T3">. When a file is called with </text:span><text:span text:style-name="Strong_20_Emphasis"><text:span text:style-name="T5">node</text:span></text:span><text:span text:style-name="T3"> that file is the entry point of a program. So currently </text:span><text:span text:style-name="Strong_20_Emphasis"><text:span text:style-name="T6">my-package</text:span></text:span><text:span text:style-name="T3"> is behaving more like an application or service than a package module.</text:span></text:p>
      <text:p text:style-name="Text_20_body"/>
      <text:p text:style-name="P3">When a file is the entry point of a program, it's the main module. We can detect whether a particular file is the main module in two ways.</text:p>
      <text:p text:style-name="P2"><text:span text:style-name="T3">We can check if </text:span><text:span text:style-name="Strong_20_Emphasis"><text:span text:style-name="T5">module.parent</text:span></text:span><text:span text:style-name="T3"> is </text:span><text:span text:style-name="Strong_20_Emphasis"><text:span text:style-name="T5">null</text:span></text:span><text:span text:style-name="T3"> or we can check if </text:span><text:span text:style-name="Strong_20_Emphasis"><text:span text:style-name="T5">require.main</text:span></text:span><text:span text:style-name="T3"> is the </text:span><text:span text:style-name="Strong_20_Emphasis"><text:span text:style-name="T5">module</text:span></text:span><text:span text:style-name="T3"> object.</text:span></text:p>
      <text:p text:style-name="Text_20_body"/>
      <text:p text:style-name="P2"><text:span text:style-name="T3">We'll use the second approach here, let's modify the </text:span><text:span text:style-name="Strong_20_Emphasis"><text:span text:style-name="T6">index.js</text:span></text:span><text:span text:style-name="T3"> file to the following:</text:span></text:p>
      <text:p text:style-name="P3"/>
      <text:p text:style-name="P2"><text:span text:style-name="T3">// </text:span><text:span text:style-name="T4">in the ‘format.js’ file it s a simple function exported which transform lower char to upper char</text:span></text:p>
      <text:p text:style-name="P2"><text:span text:style-name="Strong_20_Emphasis"><text:span text:style-name="T7">'use strict'<text:line-break/>const format = require('./format')</text:span></text:span></text:p>
      <text:p text:style-name="P2"><text:span text:style-name="Strong_20_Emphasis"><text:span text:style-name="T7">if (require.main === module) {<text:line-break/>  const pino = require('pino')<text:line-break/>  const logger = pino()<text:line-break/>  logger.info(format.upper('my-package started'))<text:line-break/>  process.stdin.resume()<text:line-break/>} else {<text:line-break/>  const reverseAndUpper = (str) =&gt; {<text:line-break/>    return format.upper(str).split('').reverse().join('')<text:line-break/>  }<text:line-break/>  module.exports = reverseAndUpper<text:line-break/>}</text:span></text:span></text:p>
      <text:p text:style-name="P2"><text:span text:style-name="T3">Now the </text:span><text:span text:style-name="Strong_20_Emphasis"><text:span text:style-name="T6">index.js</text:span></text:span><text:span text:style-name="T3"> file has two operational modes.</text:span></text:p>
      <text:p text:style-name="P3"/>
      <text:p text:style-name="P3"><text:span text:style-name="T10">==&gt; </text:span>If it is loaded as a module, it will export a function that reverses and upper-cases a string: <text:span text:style-name="T10">=&gt; </text:span><text:span text:style-name="T11">It s mean that if I execute it from the shell it will simply be execute </text:span><text:soft-page-break/><text:span text:style-name="T11">as a module (like module would be exec by an other module). <text:s/>So it will be the ‘else’ of the condition as it s not the main module (or entry point of the app) but a simple module.</text:span></text:p>
      <text:p text:style-name="P3"><text:span text:style-name="T11">jerome@jerome-PORTEGE-M900 ~/Documents/code/jsnad/try/packagesDependencies $ </text:span><text:span text:style-name="T12">node -p "require('./index.js')('Hello')"</text:span></text:p>
      <text:p text:style-name="P6">OLLEH</text:p>
      <text:p text:style-name="Text_20_body"/>
      <text:p text:style-name="P1">==&gt; BUT if I execute it with node ‘node index.js’ then the index.js module become the entry point of the <text:span text:style-name="T13">program (</text:span>app or service), so <text:span text:style-name="T13">it</text:span> become<text:span text:style-name="T13">s</text:span> the main module. In this case it match the ‘<text:span text:style-name="Strong_20_Emphasis"><text:span text:style-name="T7">if (require.main === module)</text:span></text:span><text:span text:style-name="Strong_20_Emphasis"><text:span text:style-name="T8">’ of the condition, </text:span></text:span><text:span text:style-name="Strong_20_Emphasis"><text:span text:style-name="T9">and then exec this part of the condition.</text:span></text:span></text:p>
      <text:p text:style-name="Text_20_body"/>
      <text:h text:style-name="P4" text:outline-level="1">Resolving a Module Path</text:h>
      <text:p text:style-name="Horizontal_20_Line"/>
      <text:p text:style-name="P2"><text:span text:style-name="T3">The </text:span><text:span text:style-name="Strong_20_Emphasis"><text:span text:style-name="T5">require</text:span></text:span><text:span text:style-name="T3"> function has a method called </text:span><text:span text:style-name="Strong_20_Emphasis"><text:span text:style-name="T5">require.resolve</text:span></text:span><text:span text:style-name="T3">. This can be used to determine the absolute path for any required module.</text:span></text:p>
      <text:p text:style-name="P2"><text:span text:style-name="T3">Let's create a file in </text:span><text:span text:style-name="Strong_20_Emphasis"><text:span text:style-name="T6">my-package</text:span></text:span><text:span text:style-name="T3"> and call it </text:span><text:span text:style-name="Strong_20_Emphasis"><text:span text:style-name="T6">resolve-demo.js</text:span></text:span><text:span text:style-name="T3">, and place the following code into it:</text:span></text:p>
      <text:p text:style-name="P2"><text:span text:style-name="Strong_20_Emphasis"><text:span text:style-name="T7">'use strict'</text:span></text:span></text:p>
      <text:p text:style-name="P2"><text:span text:style-name="Strong_20_Emphasis"><text:span text:style-name="T7">console.log()<text:line-break/>console.group('# package resolution')<text:line-break/>console.log(`require('pino')`, '\t', ' =&gt;', require.resolve('pino'))<text:line-break/>console.log(`require('standard')`, '\t', ' =&gt;', require.resolve('standard'))<text:line-break/>console.groupEnd('')<text:line-break/>console.log()</text:span></text:span></text:p>
      <text:p text:style-name="P2"><text:span text:style-name="Strong_20_Emphasis"><text:span text:style-name="T7">console.group('# directory resolution')<text:line-break/>console.log(`require('.')`, '\t\t', ' =&gt;', require.resolve('.'))<text:line-break/>console.log(`require('../my-package')`, '=&gt;', require.resolve('../my-package'))<text:line-break/>console.groupEnd()<text:line-break/>console.log()</text:span></text:span></text:p>
      <text:p text:style-name="P2"><text:span text:style-name="Strong_20_Emphasis"><text:span text:style-name="T7">console.group('# file resolution')<text:line-break/>console.log(`require('./format')`, '\t', ' =&gt;', require.resolve('./format'))<text:line-break/>console.log(`require('./format.js')`, ' =&gt;', </text:span></text:span><text:soft-page-break/><text:span text:style-name="Strong_20_Emphasis"><text:span text:style-name="T7">require.resolve('./format'))<text:line-break/>console.groupEnd()<text:line-break/>console.log()</text:span></text:span></text:p>
      <text:p text:style-name="P2"><text:span text:style-name="Strong_20_Emphasis"><text:span text:style-name="T7">console.group('# core APIs resolution')<text:line-break/>console.log(`require('fs')`, '\t', ' =&gt;', require.resolve('fs'))<text:line-break/>console.log(`require('util')`, '\t', ' =&gt;', require.resolve('util'))<text:line-break/>console.groupEnd()<text:line-break/>console.log()</text:span></text:span></text:p>
      <text:p text:style-name="Text_20_body"/>
      <text:p text:style-name="Text_20_body">jerome@jerome-PORTEGE-M900 ~/Documents/code/jsnad/try/packagesDependencies $ <text:span text:style-name="T2">node -e "require('./resolve-demo.js')"</text:span></text:p>
      <text:p text:style-name="Text_20_body">// <text:span text:style-name="T14">the node commande is same, but as we require(“moduleX”) it s executed as a module… </text:span></text:p>
      <text:p text:style-name="Text_20_body">// <text:span text:style-name="T15">but if node moduleX it s executed as an entry point, so an app or service… (that what I understand….)</text:span></text:p>
      <text:p text:style-name="Text_20_body">jerome@jerome-PORTEGE-M900 ~/Documents/code/jsnad/try/packagesDependencies $ <text:span text:style-name="T2">node resolve-demo.js </text:span></text:p>
      <text:p text:style-name="Text_20_body"># package resolution</text:p>
      <text:p text:style-name="Text_20_body"><text:s text:c="2"/>require('pino') <text:tab/> <text:s/>=&gt; /home/jerome/Documents/code/jsnad/try/packagesDependencies/node_modules/pino/pino.js</text:p>
      <text:p text:style-name="Text_20_body"><text:s text:c="2"/>require('standard') <text:tab/> <text:s/>=&gt; /home/jerome/Documents/code/jsnad/try/packagesDependencies/node_modules/standard/index.js</text:p>
      <text:p text:style-name="Text_20_body"/>
      <text:p text:style-name="Text_20_body"># directory resolution</text:p>
      <text:p text:style-name="Text_20_body"><text:s text:c="2"/>require('.') <text:tab/><text:tab/> <text:s/>=&gt; /home/jerome/Documents/code/jsnad/try/packagesDependencies/index.js</text:p>
      <text:p text:style-name="Text_20_body"><text:s text:c="2"/>require('../packagesDependencies') =&gt; /home/jerome/Documents/code/jsnad/try/packagesDependencies/index.js</text:p>
      <text:p text:style-name="Text_20_body"/>
      <text:p text:style-name="Text_20_body"># file resolution</text:p>
      <text:p text:style-name="Text_20_body"><text:s text:c="2"/>require('./format') <text:tab/> <text:s/>=&gt; /home/jerome/Documents/code/jsnad/try/packagesDependencies/format.js</text:p>
      <text:p text:style-name="Text_20_body"><text:s text:c="2"/>require('./format.js') <text:s/>=&gt; /home/jerome/Documents/code/jsnad/try/packagesDependencies/format.js</text:p>
      <text:p text:style-name="Text_20_body"/>
      <text:p text:style-name="Text_20_body"># core APIs resolution</text:p>
      <text:p text:style-name="Text_20_body"><text:s text:c="2"/>require('fs') <text:tab/> <text:s/>=&gt; fs</text:p>
      <text:p text:style-name="Text_20_body"><text:soft-page-break/><text:s text:c="2"/>require('util') <text:tab/> <text:s/>=&gt; util</text:p>
      <text:p text:style-name="Text_20_body"><text:line-break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ter" svg:font-family="Inter"/>
    <style:font-face style:name="Lohit Devanagari1" svg:font-family="'Lohit Devanagari'"/>
    <style:font-face style:name="courier new" svg:font-family="'courier new', 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2T14:26:30.696666896</meta:creation-date>
    <dc:date>2020-11-23T09:13:32.820370734</dc:date>
    <meta:editing-duration>PT42M33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4" meta:paragraph-count="38" meta:word-count="487" meta:character-count="4120" meta:non-whitespace-character-count="3604"/>
  </office:meta>
</office:document-meta>
</file>